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B000000F4AC96B7D5F9B81483.png" manifest:media-type="image/png"/>
  <manifest:file-entry manifest:full-path="Pictures/1000000000000264000000F8C40161B6DEEAC69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2756in" svg:y="-0.2728in" svg:width="4.9783in" svg:height="2.0173in" draw:z-index="0"><draw:image xlink:href="Pictures/1000000000000264000000F8C40161B6DEEAC69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6.1992in" svg:height="2.1638in" draw:z-index="1"><draw:image xlink:href="Pictures/10000000000002BB000000F4AC96B7D5F9B814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5:20:45.233285774</meta:creation-date>
    <dc:date>2025-04-23T15:26:48.635780090</dc:date>
    <meta:editing-duration>PT6M2S</meta:editing-duration>
    <meta:editing-cycles>3</meta:editing-cycles>
    <meta:generator>LibreOffice/7.4.7.2$Linux_X86_64 LibreOffice_project/4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